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nunciado ejercicios básicos de Git, GitHub y Markdown</text:h>
      <text:h text:style-name="Heading_20_2" text:outline-level="2">Repositorio masteruah</text:h>
      <text:list text:style-name="L1">
        <text:list-item>
          <text:p text:style-name="P1">Crear un repositorio en vuestro GitHub llamado <text:span text:style-name="T1">masteruah</text:span>.</text:p>
        </text:list-item>
        <text:list-item>
          <text:p text:style-name="P1">Clonar vuestro repositio en local.</text:p>
        </text:list-item>
      </text:list>
      <text:h text:style-name="Heading_20_2" text:outline-level="2">README</text:h>
      <text:list text:style-name="L2">
        <text:list-item>
          <text:p text:style-name="P2">Crear (si no lo habéis creado ya) en vuestro repositorio local un documento <text:span text:style-name="T2">README.md</text:span>.</text:p>
        </text:list-item>
      </text:list>
      <text:p text:style-name="P3">Notas: en este documento tendreís que ir poniendo los <text:span text:style-name="T3">comandos</text:span> que habéis tenido que utilizar durante todos los ejercicios y las <text:span text:style-name="T4">explicaciones</text:span><text:span text:style-name="T5"> </text:span><text:span text:style-name="T6">y</text:span><text:span text:style-name="T7"> </text:span><text:span text:style-name="T8">capturas</text:span><text:span text:style-name="T9"> </text:span><text:span text:style-name="T10">de</text:span><text:span text:style-name="T11"> </text:span><text:span text:style-name="T12">pantalla</text:span> que consideréis <text:span text:style-name="T13">necesarias</text:span>.</text:p>
      <text:h text:style-name="Heading_20_2" text:outline-level="2">Commit inicial</text:h>
      <text:list text:style-name="L3">
        <text:list-item>
          <text:p text:style-name="P4">Añadir al README.md los comanddos utilizados hasta ahora y hacer un coomit inicial con el mensaje <text:span text:style-name="T14">commit</text:span><text:span text:style-name="T15"> </text:span><text:span text:style-name="T16">inicial</text:span>.</text:p>
        </text:list-item>
      </text:list>
      <text:h text:style-name="Heading_20_2" text:outline-level="2">Push inicial</text:h>
      <text:list text:style-name="L4">
        <text:list-item>
          <text:p text:style-name="P5">Subir los cambios al repositorio remoto.</text:p>
        </text:list-item>
      </text:list>
      <text:h text:style-name="Heading_20_2" text:outline-level="2">Ignorar archivos</text:h>
      <text:list text:style-name="L5">
        <text:list-item>
          <text:p text:style-name="P6">Crear en el repositorio local un fichero llamado <text:span text:style-name="T17">privado.txt</text:span>.</text:p>
        </text:list-item>
        <text:list-item>
          <text:p text:style-name="P6">Crear en el repositorio local una carpeta llamada <text:span text:style-name="T18">privada</text:span>.</text:p>
        </text:list-item>
        <text:list-item>
          <text:p text:style-name="P6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6">
        <text:list-item>
          <text:p text:style-name="P7">Añadir fichero <text:span text:style-name="T19">1.txt</text:span> al repositorio local.</text:p>
        </text:list-item>
      </text:list>
      <text:h text:style-name="Heading_20_2" text:outline-level="2">Crear el tag v0.1</text:h>
      <text:list text:style-name="L7">
        <text:list-item>
          <text:p text:style-name="P8">Crear un tag <text:span text:style-name="T20">v0.1</text:span>.</text:p>
        </text:list-item>
      </text:list>
      <text:h text:style-name="Heading_20_2" text:outline-level="2">Subir el tag v0.1</text:h>
      <text:list text:style-name="L8">
        <text:list-item>
          <text:p text:style-name="P9">Subir los cambios al repositorio remoto.</text:p>
        </text:list-item>
      </text:list>
      <text:h text:style-name="Heading_20_2" text:outline-level="2">Cuenta de GitHub</text:h>
      <text:list text:style-name="L9">
        <text:list-item>
          <text:p text:style-name="P10">Poner una foto en vuestro perfil de GitHub.</text:p>
        </text:list-item>
        <text:list-item>
          <text:p text:style-name="P10">Poner el doble factor de autentificación en vuestra cuenta de GitHub.</text:p>
        </text:list-item>
        <text:list-item>
          <text:p text:style-name="P10">Añadir (si no lo habéis hecho ya) la clave pública que se corresponde a tu ordenador.</text:p>
        </text:list-item>
      </text:list>
      <text:h text:style-name="Heading_20_2" text:outline-level="2">Uso social de GitHub</text:h>
      <text:list text:style-name="L10">
        <text:list-item>
          <text:p text:style-name="P11">Preguntar los nombres de usuario de GitHub de tus compañeros de clase, búscalos, y sigueles.</text:p>
        </text:list-item>
        <text:list-item>
          <text:p text:style-name="P11">Seguir los repositorios <text:span text:style-name="T21">masteruah</text:span> del resto de tus compañeros.</text:p>
        </text:list-item>
        <text:list-item>
          <text:p text:style-name="P11">Añadir una estrella a los repositorios <text:span text:style-name="T22">masteruah</text:span> del resto de tus compañeros.</text:p>
        </text:list-item>
      </text:list>
      <text:h text:style-name="Heading_20_2" text:outline-level="2">Crear una tabla</text:h>
      <text:list text:style-name="L11">
        <text:list-item>
          <text:p text:style-name="P12">Crear una tabla de este estilo en el fichero <text:span text:style-name="T23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2">
        <text:list-item>
          <text:p text:style-name="P13">Poner a <text:a xlink:type="simple" xlink:href="http://github.com/asanzdiego" office:name=""><text:span text:style-name="Definition">github.com/asanzdiego</text:span></text:a> como colaborador del repositorio <text:span text:style-name="T24">masterua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